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application/octet-stream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rebuchet M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rsid="0016d529" officeooo:paragraph-rsid="0016d529"/>
    </style:style>
    <style:style style:name="P5" style:family="paragraph" style:parent-style-name="Text_20_body">
      <style:text-properties officeooo:rsid="0016d529" officeooo:paragraph-rsid="00171279"/>
    </style:style>
    <style:style style:name="P6" style:family="paragraph" style:parent-style-name="Heading_20_3">
      <style:text-properties officeooo:rsid="00171cf3" officeooo:paragraph-rsid="00171cf3"/>
    </style:style>
    <style:style style:name="P7" style:family="paragraph" style:parent-style-name="Heading_20_3">
      <style:text-properties officeooo:rsid="001b944d" officeooo:paragraph-rsid="001b944d"/>
    </style:style>
    <style:style style:name="P8" style:family="paragraph" style:parent-style-name="Heading_20_3">
      <style:text-properties officeooo:paragraph-rsid="0020cdbc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14d071"/>
    </style:style>
    <style:style style:name="P11" style:family="paragraph" style:parent-style-name="Text_20_body">
      <style:text-properties officeooo:rsid="0018fb13" officeooo:paragraph-rsid="0018fb13"/>
    </style:style>
    <style:style style:name="P12" style:family="paragraph" style:parent-style-name="Text_20_body">
      <style:text-properties officeooo:rsid="0019b4fb" officeooo:paragraph-rsid="0019b4fb"/>
    </style:style>
    <style:style style:name="P13" style:family="paragraph" style:parent-style-name="Text_20_body">
      <style:text-properties officeooo:rsid="001b944d" officeooo:paragraph-rsid="001b944d"/>
    </style:style>
    <style:style style:name="P14" style:family="paragraph" style:parent-style-name="Text_20_body">
      <style:text-properties officeooo:rsid="001d5501" officeooo:paragraph-rsid="001d5501"/>
    </style:style>
    <style:style style:name="P15" style:family="paragraph" style:parent-style-name="Text_20_body">
      <style:text-properties officeooo:rsid="001e4081" officeooo:paragraph-rsid="0020cdbc"/>
    </style:style>
    <style:style style:name="P16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officeooo:rsid="0014d071" style:font-style-asian="normal" style:font-style-complex="normal"/>
    </style:style>
    <style:style style:name="T3" style:family="text">
      <style:text-properties fo:font-style="normal" officeooo:rsid="00151102" style:font-style-asian="normal" style:font-style-complex="normal"/>
    </style:style>
    <style:style style:name="T4" style:family="text">
      <style:text-properties officeooo:rsid="00171279"/>
    </style:style>
    <style:style style:name="T5" style:family="text">
      <style:text-properties officeooo:rsid="0019b4fb"/>
    </style:style>
    <style:style style:name="T6" style:family="text">
      <style:text-properties officeooo:rsid="001b944d"/>
    </style:style>
    <style:style style:name="T7" style:family="text">
      <style:text-properties officeooo:rsid="001d5501"/>
    </style:style>
    <style:style style:name="T8" style:family="text">
      <style:text-properties officeooo:rsid="0020cdbc"/>
    </style:style>
    <style:style style:name="T9" style:family="text">
      <style:text-properties officeooo:rsid="0021ae19"/>
    </style:style>
    <style:style style:name="T10" style:family="text">
      <style:text-properties fo:color="#800000" officeooo:rsid="0021ae19"/>
    </style:style>
    <style:style style:name="T11" style:family="text">
      <style:text-properties fo:color="#ff3333" officeooo:rsid="0021ae1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392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2.027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662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297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932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567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202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837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résentation Projet</text:h>
      <text:list xml:id="list215178642354196332" text:style-name="L1">
        <text:list-item>
          <text:p text:style-name="P9">Nom du Projet PopcornTheque</text:p>
        </text:list-item>
        <text:list-item>
          <text:p text:style-name="P9">Numéro du groupe de projet : G1</text:p>
        </text:list-item>
        <text:list-item>
          <text:p text:style-name="P9">Composition du groupe de projet :</text:p>
          <text:list>
            <text:list-item>
              <text:p text:style-name="P9">Florian STAINE</text:p>
            </text:list-item>
            <text:list-item>
              <text:p text:style-name="P9">Victor SENE</text:p>
            </text:list-item>
            <text:list-item>
              <text:p text:style-name="P9">Paul TREHIOU</text:p>
            </text:list-item>
            <text:list-item>
              <text:p text:style-name="P9">William OBRY</text:p>
            </text:list-item>
          </text:list>
        </text:list-item>
        <text:list-item>
          <text:p text:style-name="P9">Type projet : Vidéo-Thèque</text:p>
        </text:list-item>
        <text:list-item>
          <text:p text:style-name="P9"><text:s/>UTBM Tronc Commun</text:p>
        </text:list-item>
        <text:list-item>
          <text:p text:style-name="P9"><text:s/>SI20 Semestre A13</text:p>
        </text:list-item>
        <text:list-item>
          <text:p text:style-name="P9"><text:s/>Date du rapport : 12 Novembre 2014</text:p>
        </text:list-item>
        <text:list-item>
          <text:p text:style-name="P9">Logo associé au projet : <text:span text:style-name="Police_20_par_20_défaut"><text:span text:style-name="T1">Production en cours<text:line-break/></text:span></text:span></text:p>
        </text:list-item>
        <text:list-item>
          <text:p text:style-name="P10"><text:span text:style-name="Police_20_par_20_défaut"><text:span text:style-name="T2">A quoi sert notre application ? Nous avons pour but de créer une application qui va permettre à chacun de gérer sa vidéothèque personnelle et permettre l'échange de différent support entre utilisateurs. </text:span></text:span><text:span text:style-name="Police_20_par_20_défaut"><text:span text:style-name="T3">Une fonction social est intégré à l'application avec une liste d'amis pour chaque utilisateurs et la possibilité de créer une liste de film à voir.</text:span></text:span></text:p>
        </text:list-item>
      </text:list>
      <text:h text:style-name="Heading_20_1" text:outline-level="1">Conception du Projet</text:h>
      <text:h text:style-name="Heading_20_2" text:outline-level="2">La modélisation conceptuelle</text:h>
      <text:h text:style-name="Heading_20_3" text:outline-level="3">Modèle de dictionnaire à fournir</text:h>
      <text:p text:style-name="Text_20_body"><draw:frame draw:style-name="fr1" draw:name="Objet1" text:anchor-type="paragraph" svg:x="-0.975cm" svg:y="0.217cm" svg:width="18.953cm" style:rel-width="scale" svg:height="6.761cm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><text:soft-page-break/></text:p>
      <text:h text:style-name="Heading_20_3" text:outline-level="3">Le modèle entité association</text:h>
      <text:h text:style-name="Heading_20_3" text:outline-level="3">Le modèle de communication</text:h>
      <text:h text:style-name="Heading_20_2" text:outline-level="2">La modélisation logique</text:h>
      <text:p text:style-name="Text_20_body">Vérifier le type de données</text:p>
      <text:p text:style-name="Text_20_body"><text:s/>Vérifier l’ordre des colonnes des clés primaires composées</text:p>
      <text:p text:style-name="Text_20_body"><text:s/>Vérifier les index nécessaires pour les recherches</text:p>
      <text:p text:style-name="Text_20_body">Fournir le modèle logique des données relationnel normalisé.</text:p>
      <text:p text:style-name="Text_20_body">Justifier le niveau de normalisation du modèle relationnel.</text:p>
      <text:h text:style-name="Heading_20_2" text:outline-level="2">La modélisation de l’IHM</text:h>
      <text:p text:style-name="Text_20_body">Fournir la maquette de l’application réalisée à partir de WIN DESIGN en vous</text:p>
      <text:p text:style-name="Text_20_body">appuyant sur le modèle relationnel.</text:p>
      <text:p text:style-name="Text_20_body">Remarques sur la maquette :</text:p>
      <text:p text:style-name="Text_20_body">Vous devez réfléchir à l’organisation orientée métier de votre application (pas un</text:p>
      <text:p text:style-name="Text_20_body">formulaire par table).</text:p>
      <text:p text:style-name="Text_20_body">Questions à se poser pour la maquette et le développement qui en découle ?</text:p>
      <text:p text:style-name="Text_20_body"><text:s/>Quelle est l’information la plus importante à présenter dès la connexion ?</text:p>
      <text:p text:style-name="Text_20_body"><text:s/>Organiser votre navigation de manière à accéder à l’information pertinente, en</text:p>
      <text:p text:style-name="Text_20_body">trois clics maximum ?</text:p>
      <text:p text:style-name="Text_20_body"><text:s/>Comment organiser le menu principal ?</text:p>
      <text:p text:style-name="Text_20_body"><text:s/>Utilisations des onglets</text:p>
      <text:p text:style-name="Text_20_body">Obtenir des informations de synthèses, puis détaillées (avec un</text:p>
      <text:p text:style-name="Text_20_body">affichage tabulaire, puis accès à la fiche par double-clic par exemple)</text:p>
      <text:p text:style-name="Text_20_body">Afficher les informations essentielles puis facultatives</text:p>
      <text:p text:style-name="Text_20_body"><text:s/>Repérer les champs obligatoires et calculées dans l’IHM</text:p>
      <text:p text:style-name="Text_20_body"><text:s/>Intégration des fonctions de recherche dans tous les formulaires</text:p>
      <text:p text:style-name="Text_20_body"><text:s/>Attention à l’affichage ordonné dans les listes de valeurs.</text:p>
      <text:p text:style-name="Text_20_body"/>
      <text:p text:style-name="P3"/>
      <text:p text:style-name="Text_20_body">Questions :</text:p>
      <text:p text:style-name="Text_20_body">-On considère qu’on a un exemplaire de chaque film en stock ? Ou certains films en plusieurs exemplaires ?</text:p>
      <text:p text:style-name="Text_20_body"/>
      <text:h text:style-name="Heading_20_2" text:outline-level="2">Requête SQL</text:h>
      <text:p text:style-name="P11">Les variables seront renseignées auparavant soit par des inputs utilisateur ou une requête sur une API</text:p>
      <text:h text:style-name="Heading_20_3" text:outline-level="3">Ajouter un nouveau film <text:span text:style-name="T11">(incomplet, manque acteurs)</text:span></text:h>
      <text:p text:style-name="P4">INSERT INTO FILM VALUES(NULL, <text:span text:style-name="T4">$age, $titre, $synopsis, $date_sortie, $url_affiche, NULL)</text:span></text:p>
      <text:h text:style-name="Heading_20_3" text:outline-level="3">Ajouter un nouvel utilisateur</text:h>
      <text:p text:style-name="P5">INSERT INTO <text:span text:style-name="T4">USER</text:span> VALUES(NULL, <text:span text:style-name="T5">$password, $nom, $prenom, $date_naissance, $rue, $code_postal, $ville, $mail)</text:span></text:p>
      <text:h text:style-name="Heading_20_3" text:outline-level="3">Ajouter un support possédé</text:h>
      <text:p text:style-name="P12">INSERT INTO <text:span text:style-name="T6">SUPPORT VALUES(NULL, $IDfilm, $IDutilisateur, NULL, NULL, $nom, NULL, NULL)</text:span></text:p>
      <text:h text:style-name="P7" text:outline-level="3">Demande d'emprunt d'un support</text:h>
      <text:p text:style-name="P14">INSERT INTO DEMANDE_EMPRUNT VALUES($IDutilisateur, $IDsupport)</text:p>
      <text:h text:style-name="Heading_20_3" text:outline-level="3">Emprunt d'un support</text:h>
      <text:p text:style-name="P13">UPDATE SUPPORT SET <text:span text:style-name="T7">UTI_ID_EMPRUNTER = $IDemprunteur, DATE_EMPRUNT = $CurrentTime, EMPR_DATE_RETOUR = $DateRetour WHERE SUP_ID = $IDsupport</text:span></text:p>
      <text:p text:style-name="P15">DELETE FROM DEMANDE_EMPRUNT WHERE SUP_ID = $Idsupport <text:span text:style-name="T8">AND UTI_ID = $IDemprunteur</text:span></text:p>
      <text:h text:style-name="Heading_20_3" text:outline-level="3">Ajout d'un commentaire sur un film</text:h>
      <text:h text:style-name="Heading_20_3" text:outline-level="3">Ajout d'un commentaire sur un utilisateur</text:h>
      <text:h text:style-name="Heading_20_3" text:outline-level="3">Ajouter un utilisateur en amis</text:h>
      <text:h text:style-name="P6" text:outline-level="3">Afficher la liste de film disponible</text:h>
      <text:h text:style-name="P8" text:outline-level="3">Liste de film d'un utilisateur</text:h>
      <text:h text:style-name="P8" text:outline-level="3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meta:creation-date>2014-11-15T08:19:00Z</meta:creation-date>
    <dc:date>2014-12-17T22:23:41.284513838</dc:date>
    <meta:editing-cycles>17</meta:editing-cycles>
    <meta:editing-duration>PT1H21S</meta:editing-duration>
    <dc:creator>Paul TREHIOU</dc:creator>
    <meta:document-statistic meta:table-count="0" meta:image-count="0" meta:object-count="1" meta:page-count="3" meta:paragraph-count="65" meta:word-count="501" meta:character-count="3274" meta:non-whitespace-character-count="2854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U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U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U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U_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U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U_N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</table:table-row>
        <table:table-row table:style-name="ro2">
          <table:table-cell table:style-name="ce2" office:value-type="string" calcext:value-type="string">
            <text:p>Date d'inscription</text:p>
          </table:table-cell>
          <table:table-cell office:value-type="string" calcext:value-type="string">
            <text:p>U_D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Dat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office:value-type="string" calcext:value-type="string">
            <text:p>Heur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Nom Film</text:p>
          </table:table-cell>
          <table:table-cell office:value-type="string" calcext:value-type="string">
            <text:p>F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6:43:47.112272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